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Lohit Hindi" svg:font-family="Lohit Hindi" style:font-family-generic="system" style:font-pitch="variable"/>
    <style:font-face style:name="OpenSymbol" svg:font-family="OpenSymbol" style:font-family-generic="system"/>
    <style:font-face style:name="monospace" svg:font-family="monospace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re1" style:master-page-name="MP0" style:family="paragraph">
      <style:paragraph-properties fo:break-before="page"/>
    </style:style>
    <style:style style:name="T2" style:parent-style-name="Policepardéfaut" style:family="text">
      <style:text-properties style:font-name-asian="Lucida Sans Unicode" style:font-name-complex="Lucida Sans Unicode" fo:font-weight="bold" style:font-weight-asian="bold" style:font-weight-complex="bold" fo:font-style="italic" style:font-style-asian="italic" style:font-style-complex="italic" fo:color="#000000"/>
    </style:style>
    <style:style style:name="P3" style:parent-style-name="Standard" style:family="paragraph">
      <style:text-properties fo:font-style="italic" style:font-style-asian="italic" style:font-style-complex="italic"/>
    </style:style>
    <style:style style:name="P4" style:parent-style-name="Standard" style:family="paragraph">
      <style:text-properties fo:font-style="italic" style:font-style-asian="italic" style:font-style-complex="italic"/>
    </style:style>
    <style:style style:name="P5" style:parent-style-name="Standard" style:family="paragraph">
      <style:text-properties fo:font-style="italic" style:font-style-asian="italic" style:font-style-complex="italic"/>
    </style:style>
    <style:style style:name="P6" style:parent-style-name="Standard" style:family="paragraph">
      <style:text-properties fo:font-style="italic" style:font-style-asian="italic" style:font-style-complex="italic"/>
    </style:style>
    <style:style style:name="P7" style:parent-style-name="Standard" style:family="paragraph">
      <style:text-properties fo:font-style="italic" style:font-style-asian="italic" style:font-style-complex="italic"/>
    </style:style>
    <style:style style:name="P8" style:parent-style-name="Standard" style:family="paragraph">
      <style:text-properties style:font-name="monospace" fo:font-style="italic" style:font-style-asian="italic" style:font-style-complex="italic" fo:color="#404040" fo:font-size="9.5pt" style:font-size-asian="9.5pt"/>
    </style:style>
    <style:style style:name="P9" style:parent-style-name="Titre3" style:family="paragraph">
      <style:paragraph-properties fo:margin-left="0.0312in" fo:text-indent="-0.0208in">
        <style:tab-stops>
          <style:tab-stop style:type="left" style:position="-0.4791in"/>
        </style:tab-stops>
      </style:paragraph-properties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10" style:parent-style-name="Textbody" style:family="paragraph">
      <style:paragraph-properties fo:margin-left="0.0312in" fo:text-indent="-0.0208in">
        <style:tab-stops>
          <style:tab-stop style:type="left" style:position="-0.4791in"/>
        </style:tab-stops>
      </style:paragraph-properties>
    </style:style>
    <style:style style:name="P11" style:parent-style-name="Textbody" style:family="paragraph">
      <style:paragraph-properties fo:margin-left="0.0312in" fo:text-indent="-0.0208in">
        <style:tab-stops>
          <style:tab-stop style:type="left" style:position="-0.4791in"/>
        </style:tab-stops>
      </style:paragraph-properties>
      <style:text-properties fo:font-style="italic" style:font-style-asian="italic" style:font-style-complex="italic"/>
    </style:style>
    <style:style style:name="P12" style:parent-style-name="Textbody" style:family="paragraph">
      <style:paragraph-properties fo:margin-left="0.0312in" fo:text-indent="-0.0208in">
        <style:tab-stops>
          <style:tab-stop style:type="left" style:position="-0.4791in"/>
        </style:tab-stops>
      </style:paragraph-properties>
      <style:text-properties fo:font-style="italic" style:font-style-asian="italic" style:font-style-complex="italic"/>
    </style:style>
    <style:style style:name="P13" style:parent-style-name="Standard" style:family="paragraph">
      <style:text-properties style:font-name-asian="Lucida Sans Unicode" style:font-name-complex="Lucida Sans Unicode" fo:color="#000000" fo:font-size="14pt" style:font-size-asian="14pt" style:font-size-complex="14pt"/>
    </style:style>
    <style:style style:name="P14" style:parent-style-name="Standard" style:family="paragraph">
      <style:text-properties style:font-name-asian="Lucida Sans Unicode" style:font-name-complex="Lucida Sans Unicode" fo:color="#000000" fo:font-size="14pt" style:font-size-asian="14pt" style:font-size-complex="14pt"/>
    </style:style>
    <style:style style:name="P15" style:parent-style-name="Standard" style:family="paragraph">
      <style:text-properties style:font-name-asian="Lucida Sans Unicode" style:font-name-complex="Lucida Sans Unicode" fo:color="#000000" fo:font-size="14pt" style:font-size-asian="14pt" style:font-size-complex="14pt"/>
    </style:style>
    <style:style style:name="P16" style:parent-style-name="Standard" style:family="paragraph">
      <style:text-properties style:font-name-asian="Lucida Sans Unicode" style:font-name-complex="Lucida Sans Unicode" fo:color="#000000"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T19" style:parent-style-name="Policepardéfaut" style:family="text">
      <style:text-properties fo:font-size="14pt" style:font-size-asian="14pt" style:font-size-complex="14pt"/>
    </style:style>
    <style:style style:name="T20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21" style:parent-style-name="Policepardéfaut" style:family="text">
      <style:text-properties fo:font-size="14pt" style:font-size-asian="14pt" style:font-size-complex="14pt"/>
    </style:style>
    <style:style style:name="T22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T24" style:parent-style-name="Policepardéfaut" style:family="text">
      <style:text-properties fo:font-size="14pt" style:font-size-asian="14pt" style:font-size-complex="14pt"/>
    </style:style>
    <style:style style:name="T25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P26" style:parent-style-name="Standard" style:family="paragraph">
      <style:text-properties fo:font-style="italic" style:font-style-asian="italic" style:font-style-complex="italic" fo:font-size="14pt" style:font-size-asian="14pt" style:font-size-complex="14pt"/>
    </style:style>
    <style:style style:name="T27" style:parent-style-name="Policepardéfaut" style:family="text">
      <style:text-properties fo:font-size="14pt" style:font-size-asian="14pt" style:font-size-complex="14pt"/>
    </style:style>
    <style:style style:name="T28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29" style:parent-style-name="Policepardéfaut" style:family="text">
      <style:text-properties fo:font-size="14pt" style:font-size-asian="14pt" style:font-size-complex="14pt"/>
    </style:style>
    <style:style style:name="T30" style:parent-style-name="Policepardéfaut" style:family="text">
      <style:text-properties fo:font-size="14pt" style:font-size-asian="14pt" style:font-size-complex="14pt"/>
    </style:style>
    <style:style style:name="T31" style:parent-style-name="Policepardéfaut" style:family="text">
      <style:text-properties fo:font-size="14pt" style:font-size-asian="14pt" style:font-size-complex="14pt"/>
    </style:style>
    <style:style style:name="T32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33" style:parent-style-name="Policepardéfaut" style:family="text">
      <style:text-properties fo:font-size="14pt" style:font-size-asian="14pt" style:font-size-complex="14pt"/>
    </style:style>
    <style:style style:name="T34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35" style:parent-style-name="Policepardéfaut" style:family="text">
      <style:text-properties style:font-name-asian="Lucida Sans Unicode" style:font-name-complex="Lucida Sans Unicode" fo:color="#000000" fo:font-size="14pt" style:font-size-asian="14pt" style:font-size-complex="14pt"/>
    </style:style>
    <style:style style:name="T36" style:parent-style-name="Policepardéfaut" style:family="text">
      <style:text-properties style:font-name-asian="Lucida Sans Unicode" style:font-name-complex="Lucida Sans Unicode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37" style:parent-style-name="Standard" style:family="paragraph">
      <style:text-properties style:font-name-asian="Lucida Sans Unicode" style:font-name-complex="Lucida Sans Unicode" fo:color="#000000" fo:font-size="14pt" style:font-size-asian="14pt" style:font-size-complex="14pt"/>
    </style:style>
    <style:style style:name="P38" style:parent-style-name="Standard" style:family="paragraph">
      <style:text-properties style:font-name-asian="Lucida Sans Unicode" style:font-name-complex="Lucida Sans Unicode" fo:color="#000000" fo:font-size="14pt" style:font-size-asian="14pt" style:font-size-complex="14pt"/>
    </style:style>
    <style:style style:name="P39" style:parent-style-name="Standard" style:family="paragraph">
      <style:text-properties style:font-name-asian="Lucida Sans Unicode" style:font-name-complex="Lucida Sans Unicode" fo:color="#000000" fo:font-size="14pt" style:font-size-asian="14pt" style:font-size-complex="14pt"/>
    </style:style>
    <style:style style:name="T40" style:parent-style-name="Policepardéfaut" style:family="text">
      <style:text-properties fo:font-size="14pt" style:font-size-asian="14pt" style:font-size-complex="14pt"/>
    </style:style>
    <style:style style:name="T41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42" style:parent-style-name="Policepardéfaut" style:family="text">
      <style:text-properties fo:font-size="14pt" style:font-size-asian="14pt" style:font-size-complex="14pt"/>
    </style:style>
    <style:style style:name="P43" style:parent-style-name="Standard" style:family="paragraph">
      <style:text-properties fo:font-size="14pt" style:font-size-asian="14pt" style:font-size-complex="14pt"/>
    </style:style>
    <style:style style:name="T44" style:parent-style-name="Policepardéfaut" style:family="text">
      <style:text-properties fo:font-size="14pt" style:font-size-asian="14pt" style:font-size-complex="14pt"/>
    </style:style>
    <style:style style:name="T45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46" style:parent-style-name="Policepardéfaut" style:family="text">
      <style:text-properties fo:font-size="14pt" style:font-size-asian="14pt" style:font-size-complex="14pt"/>
    </style:style>
    <style:style style:name="T47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48" style:parent-style-name="Standard" style:family="paragraph">
      <style:text-properties fo:font-size="14pt" style:font-size-asian="14pt" style:font-size-complex="14pt"/>
    </style:style>
    <style:style style:name="T49" style:parent-style-name="Policepardéfaut" style:family="text">
      <style:text-properties fo:font-size="14pt" style:font-size-asian="14pt" style:font-size-complex="14pt"/>
    </style:style>
    <style:style style:name="T50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51" style:parent-style-name="Policepardéfaut" style:family="text">
      <style:text-properties fo:font-size="14pt" style:font-size-asian="14pt" style:font-size-complex="14pt"/>
    </style:style>
    <style:style style:name="T52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53" style:parent-style-name="Policepardéfaut" style:family="text">
      <style:text-properties fo:font-size="14pt" style:font-size-asian="14pt" style:font-size-complex="14pt"/>
    </style:style>
    <style:style style:name="P54" style:parent-style-name="Standard" style:family="paragraph">
      <style:text-properties fo:font-size="14pt" style:font-size-asian="14pt" style:font-size-complex="14pt"/>
    </style:style>
    <style:style style:name="P55" style:parent-style-name="Standard" style:family="paragraph">
      <style:text-properties fo:font-size="14pt" style:font-size-asian="14pt" style:font-size-complex="14pt"/>
    </style:style>
    <style:style style:name="P56" style:parent-style-name="Standard" style:family="paragraph">
      <style:text-properties fo:font-size="14pt" style:font-size-asian="14pt" style:font-size-complex="14pt"/>
    </style:style>
    <style:style style:name="P57" style:parent-style-name="Standard" style:family="paragraph">
      <style:text-properties fo:font-size="14pt" style:font-size-asian="14pt" style:font-size-complex="14pt"/>
    </style:style>
    <style:style style:name="P58" style:parent-style-name="Standard" style:family="paragraph">
      <style:text-properties fo:font-size="14pt" style:font-size-asian="14pt" style:font-size-complex="14pt"/>
    </style:style>
    <style:style style:name="T59" style:parent-style-name="Policepardéfaut" style:family="text">
      <style:text-properties fo:font-size="14pt" style:font-size-asian="14pt" style:font-size-complex="14pt"/>
    </style:style>
    <style:style style:name="T60" style:parent-style-name="Policepardéfaut" style:family="text">
      <style:text-properties fo:font-size="14pt" style:font-size-asian="14pt" style:font-size-complex="14pt"/>
    </style:style>
    <style:style style:name="T61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P62" style:parent-style-name="Textbody" style:family="paragraph">
      <style:text-properties fo:font-style="italic" style:font-style-asian="italic" style:font-style-complex="italic" fo:font-size="14pt" style:font-size-asian="14pt" style:font-size-complex="14pt"/>
    </style:style>
    <style:style style:name="P63" style:parent-style-name="Textbody" style:family="paragraph">
      <style:text-properties style:font-name="Courier New" style:font-name-complex="Courier New" fo:font-size="10pt" style:font-size-asian="10pt" style:font-size-complex="10pt"/>
    </style:style>
    <style:style style:name="P64" style:parent-style-name="Textbody" style:family="paragraph">
      <style:text-properties style:font-name="Courier New" style:font-name-complex="Courier New" fo:font-size="10pt" style:font-size-asian="10pt" style:font-size-complex="10pt"/>
    </style:style>
    <style:style style:name="P65" style:parent-style-name="Textbody" style:family="paragraph">
      <style:text-properties style:font-name="Courier New" style:font-name-complex="Courier New" fo:font-size="10pt" style:font-size-asian="10pt" style:font-size-complex="10pt"/>
    </style:style>
    <style:style style:name="P66" style:parent-style-name="Textbody" style:family="paragraph">
      <style:text-properties style:font-name="Courier New" style:font-name-complex="Courier New" fo:font-size="10pt" style:font-size-asian="10pt" style:font-size-complex="10pt"/>
    </style:style>
    <style:style style:name="P67" style:parent-style-name="Textbody" style:family="paragraph">
      <style:text-properties style:font-name="Courier New" style:font-name-complex="Courier New" fo:font-size="10pt" style:font-size-asian="10pt" style:font-size-complex="10pt"/>
    </style:style>
    <style:style style:name="P68" style:parent-style-name="Textbody" style:family="paragraph">
      <style:text-properties style:font-name="Courier New" style:font-name-complex="Courier New" fo:font-size="10pt" style:font-size-asian="10pt" style:font-size-complex="10pt"/>
    </style:style>
    <style:style style:name="P69" style:parent-style-name="Textbody" style:family="paragraph">
      <style:text-properties style:font-name="Courier New" style:font-name-complex="Courier New" fo:font-size="10pt" style:font-size-asian="10pt" style:font-size-complex="10pt"/>
    </style:style>
    <style:style style:name="P70" style:parent-style-name="Textbody" style:family="paragraph">
      <style:text-properties style:font-name="Courier New" style:font-name-complex="Courier New" fo:font-size="10pt" style:font-size-asian="10pt" style:font-size-complex="10pt"/>
    </style:style>
    <style:style style:name="P71" style:parent-style-name="Textbody" style:family="paragraph">
      <style:text-properties style:font-name="Courier New" style:font-name-complex="Courier New" fo:font-size="10pt" style:font-size-asian="10pt" style:font-size-complex="10pt"/>
    </style:style>
    <style:style style:name="P72" style:parent-style-name="Textbody" style:family="paragraph">
      <style:text-properties style:font-name="Courier New" style:font-name-complex="Courier New" fo:font-size="10pt" style:font-size-asian="10pt" style:font-size-complex="10pt"/>
    </style:style>
    <style:style style:name="P73" style:parent-style-name="Textbody" style:family="paragraph">
      <style:text-properties style:font-name-complex="Times New Roman"/>
    </style:style>
    <style:style style:name="P74" style:parent-style-name="Textbody" style:family="paragraph">
      <style:text-properties style:font-name-complex="Times New Roman"/>
    </style:style>
    <style:style style:name="P75" style:parent-style-name="Textbody" style:family="paragraph">
      <style:text-properties style:font-name-complex="Times New Roman"/>
    </style:style>
    <style:style style:name="T76" style:parent-style-name="Policepardéfaut" style:family="text">
      <style:text-properties style:font-name-complex="Times New Roman"/>
    </style:style>
    <style:style style:name="T77" style:parent-style-name="Policepardéfaut" style:family="text">
      <style:text-properties style:font-name-complex="Times New Roman" fo:font-style="italic" style:font-style-asian="italic"/>
    </style:style>
    <style:style style:name="T78" style:parent-style-name="Policepardéfaut" style:family="text">
      <style:text-properties style:font-name-complex="Times New Roman"/>
    </style:style>
    <style:style style:name="P79" style:parent-style-name="Textbody" style:family="paragraph">
      <style:text-properties fo:font-size="14pt" style:font-size-asian="14pt" style:font-size-complex="14pt"/>
    </style:style>
    <style:style style:name="P80" style:parent-style-name="Textbody" style:family="paragraph">
      <style:paragraph-properties fo:margin-top="0.1666in"/>
    </style:style>
    <style:style style:name="T81" style:parent-style-name="Policepardéfaut" style:family="text">
      <style:text-properties style:font-name="Arial" fo:font-style="italic" style:font-style-asian="italic" style:font-style-complex="italic" fo:font-size="14pt" style:font-size-asian="14pt" style:font-size-complex="14pt"/>
    </style:style>
  </office:automatic-styles>
  <office:body>
    <office:text text:use-soft-page-breaks="true">
      <text:h text:style-name="P1" text:outline-level="1">TP0 : Familiarisation avec Git</text:h>
      <text:p text:style-name="Textbody"/>
      <text:h text:style-name="Titre2" text:outline-level="2">1. Installation et configuration</text:h>
      <text:h text:style-name="Titre2" text:outline-level="2">Installation du binaire</text:h>
      <text:p text:style-name="Standard">En fonction de votre système d'exploitation, installer le binaire Git. Pour les postes Windows<text:s/>utiliser<text:s/><text:span text:style-name="T2">http://msysgit.github.io</text:span></text:p>
      <text:p text:style-name="Standard"/>
      <text:h text:style-name="Titre2" text:outline-level="2">Configuration</text:h>
      <text:p text:style-name="Standard">En utilisant la commande git config définir dans l'endroit approprié les variables suivantes :</text:p>
      <text:list text:style-name="LFO1" text:continue-numbering="true">
        <text:list-item>
          <text:p text:style-name="P3">user.name</text:p>
        </text:list-item>
        <text:list-item>
          <text:p text:style-name="P4">user.email</text:p>
        </text:list-item>
        <text:list-item>
          <text:p text:style-name="P5">core.editor</text:p>
        </text:list-item>
        <text:list-item>
          <text:p text:style-name="P6">merge.tool</text:p>
        </text:list-item>
      </text:list>
      <text:p text:style-name="P7"/>
      <text:p text:style-name="Standard">Visualiser vos changements avec :</text:p>
      <text:p text:style-name="P8">git config --global --edit</text:p>
      <text:h text:style-name="P9" text:outline-level="3">En utilisant la commande d'aide, trouver les commandes à utiliser pour visualiser l'aide au format html dans votre navigateur préféré</text:h>
      <text:p text:style-name="P10">Essayer la commande</text:p>
      <text:p text:style-name="P11">git help -w config</text:p>
      <text:p text:style-name="P12"/>
      <text:h text:style-name="Titre1" text:outline-level="1">2.<text:s/>Initialisation d'un dépôt, enregistrement de modifications</text:h>
      <text:h text:style-name="Titre2" text:outline-level="2">Initialisation d'un dépôt</text:h>
      <text:p text:style-name="P13">Récupérer les fichiers fournis et les décompresser dans un répertoire de travail.</text:p>
      <text:p text:style-name="P14"/>
      <text:p text:style-name="P15">Initialiser<text:s/>le dépôt, ajouter les fichiers et effectuer un premier commit</text:p>
      <text:p text:style-name="P16"/>
      <text:h text:style-name="Titre2" text:outline-level="2">Ajout et modification de fichiers</text:h>
      <text:p text:style-name="P17">Ajouter un fichier de votre choix dans l'arborescence et modifier un<text:s/>fichier existant.</text:p>
      <text:p text:style-name="P18"/>
      <text:p text:style-name="Standard"><text:span text:style-name="T19">Avant d'indexer les modifications, exécuter la commande<text:s/></text:span><text:span text:style-name="T20">git status</text:span><text:span text:style-name="T21"><text:s/>et<text:s/></text:span><text:span text:style-name="T22">git diff</text:span></text:p>
      <text:p text:style-name="P23"/>
      <text:p text:style-name="Standard"><text:span text:style-name="T24">Indexer les fichiers et effectuer la commande</text:span><text:span text:style-name="T25"><text:s/>git diff --cached</text:span></text:p>
      <text:p text:style-name="P26"/>
      <text:p text:style-name="Standard"><text:span text:style-name="T27">Valider vos modifications avec</text:span><text:span text:style-name="T28"><text:s/>git commit -v<text:s/></text:span><text:span text:style-name="T29">et éditer le message de commit</text:span></text:p>
      <text:p text:style-name="Standard"><text:span text:style-name="T30">Visualiser l’h</text:span><text:span text:style-name="T31">istorique avec<text:s/></text:span><text:span text:style-name="T32">gitk</text:span></text:p>
      <text:soft-page-break/>
      <text:h text:style-name="Titre1" text:outline-level="1">3. Branches locales</text:h>
      <text:p text:style-name="Textbody"/>
      <text:h text:style-name="Titre2" text:outline-level="2">Création de Tag</text:h>
      <text:p text:style-name="Textbody"><text:span text:style-name="T33">Sur le projet, créer un tag 1.0 puis visualiser ses informations avec<text:s/></text:span><text:span text:style-name="T34">gitk</text:span></text:p>
      <text:h text:style-name="Titre2" text:outline-level="2">Création de branche thématique</text:h>
      <text:p text:style-name="Standard"><text:span text:style-name="T35">Créer une nouvelle branche nommée<text:s/></text:span><text:span text:style-name="T36">dev</text:span></text:p>
      <text:p text:style-name="P37">La visualiser et basculer la copie locale vers la nouvelle branche</text:p>
      <text:p text:style-name="P38">Faire évoluer, en modifiant des fichiers</text:p>
      <text:p text:style-name="P39"/>
      <text:h text:style-name="Titre2" text:outline-level="2">Basculement sur branche master et correction</text:h>
      <text:p text:style-name="Standard"><text:span text:style-name="T40">Basculer sur la branche master, créer une branche<text:s/></text:span><text:span text:style-name="T41">hotfix</text:span><text:span text:style-name="T42"><text:s/>et effectuer quelques commits sur les mêmes fichier que précédemment en ayant modifié les mêmes lignes</text:span></text:p>
      <text:p text:style-name="P43"/>
      <text:p text:style-name="Standard"><text:span text:style-name="T44">Quand la branche est prête, fusionner avec<text:s/></text:span><text:span text:style-name="T45">master</text:span><text:span text:style-name="T46">, puis supprimer la branche<text:s/></text:span><text:span text:style-name="T47">hotfix</text:span></text:p>
      <text:p text:style-name="P48"/>
      <text:h text:style-name="Titre2" text:outline-level="2">Fusion avec Résolution de conflits</text:h>
      <text:p text:style-name="Standard"><text:span text:style-name="T49">Fusionner la branche<text:s/></text:span><text:span text:style-name="T50">dev</text:span><text:span text:style-name="T51"><text:s/>avec la branche<text:s/></text:span><text:span text:style-name="T52">master</text:span><text:span text:style-name="T53"><text:s/>et utiliser l'outil graphique pour la résolution de conflits</text:span></text:p>
      <text:p text:style-name="P54"/>
      <text:p text:style-name="P55">Commiter et tagger la branche master v1.1</text:p>
      <text:p text:style-name="P56"/>
      <text:h text:style-name="Titre2" text:outline-level="2">Reprendre un tag</text:h>
      <text:p text:style-name="P57">Reprendre le tag 1.0. Dans quel état est le HEAD</text:p>
      <text:p text:style-name="P58"/>
      <text:h text:style-name="Titre1" text:outline-level="1">Rebasement</text:h>
      <text:p text:style-name="Textbody"/>
      <text:p text:style-name="Textbody"><text:span text:style-name="T59">Refaire la même opération que précédemment mais<text:s/></text:span><text:span text:style-name="T60">en utilisant la commande<text:s/></text:span><text:span text:style-name="T61">rebase</text:span></text:p>
      <text:p text:style-name="P62"/>
      <text:h text:style-name="Titre1" text:outline-level="1">3. Branches distantes (optionnel)</text:h>
      <text:p text:style-name="Textbody"/>
      <text:p text:style-name="Textbody">Démarrer un serveur gitlab :</text:p>
      <text:p text:style-name="P63">docker run --detach \ <text:s/></text:p>
      <text:p text:style-name="P64">--hostname gitlab.formation.org \ <text:s/></text:p>
      <text:p text:style-name="P65">--publish 443:443<text:s/></text:p>
      <text:p text:style-name="P66">--publish 80:80 --publish 22:22 \ <text:s/></text:p>
      <text:p text:style-name="P67">--name gitlab \ <text:s/></text:p>
      <text:soft-page-break/>
      <text:p text:style-name="P68">--volume /srv/gitlab/config:/etc/gitlab \ <text:s/></text:p>
      <text:p text:style-name="P69">--volume /srv/gitlab/logs:/var/log/gitlab \ <text:s/></text:p>
      <text:p text:style-name="P70">--volume /srv/gitlab/data:/var/opt/gitlab \ <text:s/></text:p>
      <text:p text:style-name="P71">gitlab/gitlab-ce:latest</text:p>
      <text:p text:style-name="P72"/>
      <text:p text:style-name="P73">Créer un utilisateur puis un projet</text:p>
      <text:p text:style-name="P74"/>
      <text:p text:style-name="P75">Recréer une branche locale dans votre repositiory, y faire un commit.</text:p>
      <text:p text:style-name="Textbody"><text:span text:style-name="T76">Pousser toutes les branches vers le dépôt distant et assurer vous que les branches distantes sont configurées afin qu’elles soient de<text:s/></text:span><text:span text:style-name="T77">branches de suivi</text:span><text:span text:style-name="T78"><text:s/>des branches locales</text:span></text:p>
      <text:p text:style-name="P79"/>
      <text:p text:style-name="P80"><text:span text:style-name="T81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Lohit Hindi" svg:font-family="Lohit Hindi" style:font-family-generic="system" style:font-pitch="variable"/>
    <style:font-face style:name="OpenSymbol" svg:font-family="OpenSymbol" style:font-family-generic="system"/>
    <style:font-face style:name="monospace" svg:font-family="monospace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3" style:display-name="Titre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Objetavecflèche" style:display-name="Objet avec flèche" style:family="paragraph" style:parent-style-name="Standard">
      <style:text-properties fo:hyphenate="false"/>
    </style:style>
    <style:style style:name="Objetavecombre" style:display-name="Objet avec ombre" style:family="paragraph" style:parent-style-name="Standard">
      <style:text-properties fo:hyphenate="false"/>
    </style:style>
    <style:style style:name="Objetsansremplissage" style:display-name="Objet sans remplissage" style:family="paragraph" style:parent-style-name="Standard">
      <style:text-properties fo:hyphenate="false"/>
    </style:style>
    <style:style style:name="Text" style:display-name="Text" style:family="paragraph" style:parent-style-name="Légende">
      <style:text-properties fo:hyphenate="false"/>
    </style:style>
    <style:style style:name="Corpsdetextejustifié" style:display-name="Corps de texte justifié" style:family="paragraph" style:parent-style-name="Standard">
      <style:text-properties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Titre30" style:display-name="Titre3" style:family="paragraph" style:parent-style-name="Standard">
      <style:text-properties fo:hyphenate="false"/>
    </style:style>
    <style:style style:name="Titre4" style:display-name="Titre4" style:family="paragraph" style:parent-style-name="Standard">
      <style:paragraph-properties fo:text-align="center"/>
      <style:text-properties fo:hyphenate="false"/>
    </style:style>
    <style:style style:name="Titre5" style:display-name="Titre5" style:family="paragraph" style:parent-style-name="Standard">
      <style:paragraph-properties fo:text-align="center" fo:margin-top="0.0395in" fo:margin-bottom="0.0395in" fo:margin-right="0.0784in"/>
      <style:text-properties fo:hyphenate="false"/>
    </style:style>
    <style:style style:name="Titre10" style:display-name="Titre1" style:family="paragraph" style:parent-style-name="Standard">
      <style:paragraph-properties fo:margin-top="0.1652in" fo:margin-bottom="0.0826in"/>
      <style:text-properties fo:hyphenate="false"/>
    </style:style>
    <style:style style:name="Titre20" style:display-name="Titre2" style:family="paragraph" style:parent-style-name="Standard">
      <style:paragraph-properties fo:margin-top="0.1652in" fo:margin-bottom="0.0826in"/>
      <style:text-properties fo:hyphenate="false"/>
    </style:style>
    <style:style style:name="Lignedecote" style:display-name="Ligne de cote" style:family="paragraph" style:parent-style-name="Standard">
      <style:text-properties fo:hyphenate="false"/>
    </style:style>
    <style:style style:name="StandardLTGliederung1" style:display-name="Standard~LT~Gliederung 1" style:family="paragraph">
      <style:paragraph-properties style:text-autospace="none" fo:margin-bottom="0.1979in" fo:line-height="95%" fo:margin-left="0.375in" fo:text-indent="-0.375in">
        <style:tab-stops>
          <style:tab-stop style:type="left" style:position="0in"/>
          <style:tab-stop style:type="left" style:position="0.1159in"/>
          <style:tab-stop style:type="left" style:position="0.6076in"/>
          <style:tab-stop style:type="left" style:position="1.0986in"/>
          <style:tab-stop style:type="left" style:position="1.5902in"/>
          <style:tab-stop style:type="left" style:position="2.0812in"/>
          <style:tab-stop style:type="left" style:position="2.5729in"/>
          <style:tab-stop style:type="left" style:position="3.0638in"/>
          <style:tab-stop style:type="left" style:position="3.5555in"/>
          <style:tab-stop style:type="left" style:position="4.0465in"/>
          <style:tab-stop style:type="left" style:position="4.5381in"/>
          <style:tab-stop style:type="left" style:position="5.0291in"/>
          <style:tab-stop style:type="left" style:position="5.5201in"/>
          <style:tab-stop style:type="left" style:position="6.0118in"/>
          <style:tab-stop style:type="left" style:position="6.5034in"/>
          <style:tab-stop style:type="left" style:position="6.9944in"/>
          <style:tab-stop style:type="left" style:position="7.4861in"/>
          <style:tab-stop style:type="left" style:position="7.977in"/>
          <style:tab-stop style:type="left" style:position="8.4687in"/>
          <style:tab-stop style:type="left" style:position="8.9597in"/>
          <style:tab-stop style:type="left" style:position="9.4513in"/>
        </style:tab-stops>
      </style:paragraph-properties>
      <style:text-properties style:font-name="Lucida Sans Unicode" style:font-name-asian="Lucida Sans Unicode" style:font-name-complex="Lucida Sans Unicode" fo:color="#000000" fo:font-size="32pt" style:font-size-asian="32pt" style:font-size-complex="32pt" fo:hyphenate="false"/>
    </style:style>
    <style:style style:name="StandardLTGliederung2" style:display-name="Standard~LT~Gliederung 2" style:family="paragraph" style:parent-style-name="StandardLTGliederung1">
      <style:paragraph-properties fo:margin-bottom="0.1576in" fo:margin-left="0.8125in" fo:text-indent="-0.3125in">
        <style:tab-stops>
          <style:tab-stop style:type="left" style:position="-0.8125in"/>
          <style:tab-stop style:type="left" style:position="-0.6423in"/>
          <style:tab-stop style:type="left" style:position="-0.1513in"/>
          <style:tab-stop style:type="left" style:position="0in"/>
          <style:tab-stop style:type="left" style:position="0.3402in"/>
          <style:tab-stop style:type="left" style:position="0.8312in"/>
          <style:tab-stop style:type="left" style:position="1.3222in"/>
          <style:tab-stop style:type="left" style:position="1.8138in"/>
          <style:tab-stop style:type="left" style:position="2.3055in"/>
          <style:tab-stop style:type="left" style:position="2.7965in"/>
          <style:tab-stop style:type="left" style:position="3.2881in"/>
          <style:tab-stop style:type="left" style:position="3.7791in"/>
          <style:tab-stop style:type="left" style:position="4.2708in"/>
          <style:tab-stop style:type="left" style:position="4.7618in"/>
          <style:tab-stop style:type="left" style:position="5.2534in"/>
          <style:tab-stop style:type="left" style:position="5.7444in"/>
          <style:tab-stop style:type="left" style:position="6.2361in"/>
          <style:tab-stop style:type="left" style:position="6.727in"/>
          <style:tab-stop style:type="left" style:position="7.2187in"/>
          <style:tab-stop style:type="left" style:position="7.7097in"/>
          <style:tab-stop style:type="left" style:position="8.2013in"/>
          <style:tab-stop style:type="left" style:position="8.6923in"/>
        </style:tab-stops>
      </style:paragraph-properties>
      <style:text-properties fo:font-size="28pt" style:font-size-asian="28pt" style:font-size-complex="28pt" fo:hyphenate="false"/>
    </style:style>
    <style:style style:name="StandardLTGliederung3" style:display-name="Standard~LT~Gliederung 3" style:family="paragraph" style:parent-style-name="StandardLTGliederung2">
      <style:paragraph-properties fo:margin-bottom="0.118in" fo:margin-left="1.25in" fo:text-indent="-0.25in">
        <style:tab-stops>
          <style:tab-stop style:type="left" style:position="-1.25in"/>
          <style:tab-stop style:type="left" style:position="-1.0263in"/>
          <style:tab-stop style:type="left" style:position="-0.5347in"/>
          <style:tab-stop style:type="left" style:position="-0.0437in"/>
          <style:tab-stop style:type="left" style:position="0in"/>
          <style:tab-stop style:type="left" style:position="0.4479in"/>
          <style:tab-stop style:type="left" style:position="0.9388in"/>
          <style:tab-stop style:type="left" style:position="1.4305in"/>
          <style:tab-stop style:type="left" style:position="1.9215in"/>
          <style:tab-stop style:type="left" style:position="2.4131in"/>
          <style:tab-stop style:type="left" style:position="2.9041in"/>
          <style:tab-stop style:type="left" style:position="3.3958in"/>
          <style:tab-stop style:type="left" style:position="3.8868in"/>
          <style:tab-stop style:type="left" style:position="4.3784in"/>
          <style:tab-stop style:type="left" style:position="4.8694in"/>
          <style:tab-stop style:type="left" style:position="5.3611in"/>
          <style:tab-stop style:type="left" style:position="5.852in"/>
          <style:tab-stop style:type="left" style:position="6.3437in"/>
          <style:tab-stop style:type="left" style:position="6.8347in"/>
          <style:tab-stop style:type="left" style:position="7.3263in"/>
          <style:tab-stop style:type="left" style:position="7.8173in"/>
          <style:tab-stop style:type="left" style:position="8.3083in"/>
        </style:tab-stops>
      </style:paragraph-properties>
      <style:text-properties fo:font-size="24pt" style:font-size-asian="24pt" style:font-size-complex="24pt" fo:hyphenate="false"/>
    </style:style>
    <style:style style:name="StandardLTGliederung4" style:display-name="Standard~LT~Gliederung 4" style:family="paragraph" style:parent-style-name="StandardLTGliederung3">
      <style:paragraph-properties fo:margin-bottom="0.0798in" fo:margin-left="1.75in">
        <style:tab-stops>
          <style:tab-stop style:type="left" style:position="-1.75in"/>
          <style:tab-stop style:type="left" style:position="-1.5347in"/>
          <style:tab-stop style:type="left" style:position="-1.0437in"/>
          <style:tab-stop style:type="left" style:position="-0.552in"/>
          <style:tab-stop style:type="left" style:position="-0.0611in"/>
          <style:tab-stop style:type="left" style:position="0in"/>
          <style:tab-stop style:type="left" style:position="0.4305in"/>
          <style:tab-stop style:type="left" style:position="0.9215in"/>
          <style:tab-stop style:type="left" style:position="1.4131in"/>
          <style:tab-stop style:type="left" style:position="1.9041in"/>
          <style:tab-stop style:type="left" style:position="2.3958in"/>
          <style:tab-stop style:type="left" style:position="2.8868in"/>
          <style:tab-stop style:type="left" style:position="3.3784in"/>
          <style:tab-stop style:type="left" style:position="3.8694in"/>
          <style:tab-stop style:type="left" style:position="4.3611in"/>
          <style:tab-stop style:type="left" style:position="4.852in"/>
          <style:tab-stop style:type="left" style:position="5.3437in"/>
          <style:tab-stop style:type="left" style:position="5.8347in"/>
          <style:tab-stop style:type="left" style:position="6.3263in"/>
          <style:tab-stop style:type="left" style:position="6.8173in"/>
          <style:tab-stop style:type="left" style:position="7.3083in"/>
          <style:tab-stop style:type="left" style:position="7.8in"/>
        </style:tab-stops>
      </style:paragraph-properties>
      <style:text-properties fo:font-size="20pt" style:font-size-asian="20pt" style:font-size-complex="20pt" fo:hyphenate="false"/>
    </style:style>
    <style:style style:name="StandardLTGliederung5" style:display-name="Standard~LT~Gliederung 5" style:family="paragraph" style:parent-style-name="StandardLTGliederung4">
      <style:paragraph-properties fo:margin-bottom="0.0395in" fo:margin-left="2.25in">
        <style:tab-stops>
          <style:tab-stop style:type="left" style:position="-2.25in"/>
          <style:tab-stop style:type="left" style:position="-2.0437in"/>
          <style:tab-stop style:type="left" style:position="-1.552in"/>
          <style:tab-stop style:type="left" style:position="-1.0611in"/>
          <style:tab-stop style:type="left" style:position="-0.5694in"/>
          <style:tab-stop style:type="left" style:position="-0.0784in"/>
          <style:tab-stop style:type="left" style:position="0in"/>
          <style:tab-stop style:type="left" style:position="0.4131in"/>
          <style:tab-stop style:type="left" style:position="0.9041in"/>
          <style:tab-stop style:type="left" style:position="1.3958in"/>
          <style:tab-stop style:type="left" style:position="1.8868in"/>
          <style:tab-stop style:type="left" style:position="2.3784in"/>
          <style:tab-stop style:type="left" style:position="2.8694in"/>
          <style:tab-stop style:type="left" style:position="3.3611in"/>
          <style:tab-stop style:type="left" style:position="3.852in"/>
          <style:tab-stop style:type="left" style:position="4.3437in"/>
          <style:tab-stop style:type="left" style:position="4.8347in"/>
          <style:tab-stop style:type="left" style:position="5.3263in"/>
          <style:tab-stop style:type="left" style:position="5.8173in"/>
          <style:tab-stop style:type="left" style:position="6.3083in"/>
          <style:tab-stop style:type="left" style:position="6.8in"/>
          <style:tab-stop style:type="left" style:position="7.2916in"/>
        </style:tab-stops>
      </style:paragraph-properties>
      <style:text-properties fo:hyphenate="false"/>
    </style:style>
    <style:style style:name="StandardLTGliederung6" style:display-name="Standard~LT~Gliederung 6" style:family="paragraph" style:parent-style-name="StandardLTGliederung5">
      <style:text-properties fo:hyphenate="false"/>
    </style:style>
    <style:style style:name="StandardLTGliederung7" style:display-name="Standard~LT~Gliederung 7" style:family="paragraph" style:parent-style-name="StandardLTGliederung6">
      <style:text-properties fo:hyphenate="false"/>
    </style:style>
    <style:style style:name="StandardLTGliederung8" style:display-name="Standard~LT~Gliederung 8" style:family="paragraph" style:parent-style-name="StandardLTGliederung7">
      <style:text-properties fo:hyphenate="false"/>
    </style:style>
    <style:style style:name="StandardLTGliederung9" style:display-name="Standard~LT~Gliederung 9" style:family="paragraph" style:parent-style-name="StandardLTGliederung8">
      <style:text-properties fo:hyphenate="false"/>
    </style:style>
    <style:style style:name="StandardLTTitel" style:display-name="Standard~LT~Titel" style:family="paragraph">
      <style:paragraph-properties style:text-autospace="none" fo:text-align="center" fo:line-height="95%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ucida Sans Unicode" style:font-name-asian="Lucida Sans Unicode" style:font-name-complex="Lucida Sans Unicode" fo:color="#000000" fo:font-size="44pt" style:font-size-asian="44pt" style:font-size-complex="44pt" fo:hyphenate="false"/>
    </style:style>
    <style:style style:name="StandardLTUntertitel" style:display-name="Standard~LT~Untertitel" style:family="paragraph">
      <style:paragraph-properties style:text-autospace="none" fo:text-align="center" fo:line-height="95%" fo:margin-left="0.375in" fo:text-indent="-0.375in">
        <style:tab-stops>
          <style:tab-stop style:type="left" style:position="0in"/>
          <style:tab-stop style:type="left" style:position="0.1159in"/>
          <style:tab-stop style:type="left" style:position="0.6076in"/>
          <style:tab-stop style:type="left" style:position="1.0986in"/>
          <style:tab-stop style:type="left" style:position="1.5902in"/>
          <style:tab-stop style:type="left" style:position="2.0812in"/>
          <style:tab-stop style:type="left" style:position="2.5729in"/>
          <style:tab-stop style:type="left" style:position="3.0638in"/>
          <style:tab-stop style:type="left" style:position="3.5555in"/>
          <style:tab-stop style:type="left" style:position="4.0465in"/>
          <style:tab-stop style:type="left" style:position="4.5381in"/>
          <style:tab-stop style:type="left" style:position="5.0291in"/>
          <style:tab-stop style:type="left" style:position="5.5201in"/>
          <style:tab-stop style:type="left" style:position="6.0118in"/>
          <style:tab-stop style:type="left" style:position="6.5034in"/>
          <style:tab-stop style:type="left" style:position="6.9944in"/>
          <style:tab-stop style:type="left" style:position="7.4861in"/>
          <style:tab-stop style:type="left" style:position="7.977in"/>
          <style:tab-stop style:type="left" style:position="8.4687in"/>
          <style:tab-stop style:type="left" style:position="8.9597in"/>
          <style:tab-stop style:type="left" style:position="9.4513in"/>
        </style:tab-stops>
      </style:paragraph-properties>
      <style:text-properties style:font-name="Lucida Sans Unicode" style:font-name-asian="Lucida Sans Unicode" style:font-name-complex="Lucida Sans Unicode" fo:color="#000000" fo:font-size="32pt" style:font-size-asian="32pt" style:font-size-complex="32pt" fo:hyphenate="false"/>
    </style:style>
    <style:style style:name="StandardLTNotizen" style:display-name="Standard~LT~Notizen" style:family="paragraph">
      <style:paragraph-properties style:text-autospace="none" fo:margin-top="0.0625in" style:line-height-at-least="0.1388in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ohit Hindi" style:font-name-asian="Lohit Hindi" style:font-name-complex="Lohit Hindi" fo:color="#000000" fo:hyphenate="false"/>
    </style:style>
    <style:style style:name="StandardLTHintergrundobjekte" style:display-name="Standard~LT~Hintergrundobjekte" style:family="paragraph">
      <style:paragraph-properties style:text-autospace="none" fo:line-height="95%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ucida Sans Unicode" style:font-name-asian="Lucida Sans Unicode" style:font-name-complex="Lucida Sans Unicode" fo:color="#000000" fo:font-size="24pt" style:font-size-asian="24pt" style:font-size-complex="24pt" fo:hyphenate="false"/>
    </style:style>
    <style:style style:name="StandardLTHintergrund" style:display-name="Standard~LT~Hintergrund" style:family="paragraph">
      <style:paragraph-properties style:text-autospace="none" fo:text-align="center"/>
      <style:text-properties fo:hyphenate="false"/>
    </style:style>
    <style:style style:name="default" style:display-name="default" style:family="paragraph">
      <style:paragraph-properties style:text-autospace="none" style:line-height-at-least="0.1388in"/>
      <style:text-properties style:font-name="Lohit Hindi" style:font-name-asian="Lohit Hindi" style:font-name-complex="Lohit Hindi" fo:font-size="18pt" style:font-size-asian="18pt" style:font-size-complex="18pt" fo:hyphenate="false"/>
    </style:style>
    <style:style style:name="gray1" style:display-name="gray1" style:family="paragraph" style:parent-style-name="default">
      <style:text-properties fo:hyphenate="false"/>
    </style:style>
    <style:style style:name="gray2" style:display-name="gray2" style:family="paragraph" style:parent-style-name="default">
      <style:text-properties fo:hyphenate="false"/>
    </style:style>
    <style:style style:name="gray3" style:display-name="gray3" style:family="paragraph" style:parent-style-name="default">
      <style:text-properties fo:hyphenate="false"/>
    </style:style>
    <style:style style:name="bw1" style:display-name="bw1" style:family="paragraph" style:parent-style-name="default">
      <style:text-properties fo:hyphenate="false"/>
    </style:style>
    <style:style style:name="bw2" style:display-name="bw2" style:family="paragraph" style:parent-style-name="default">
      <style:text-properties fo:hyphenate="false"/>
    </style:style>
    <style:style style:name="bw3" style:display-name="bw3" style:family="paragraph" style:parent-style-name="default">
      <style:text-properties fo:hyphenate="false"/>
    </style:style>
    <style:style style:name="orange1" style:display-name="orange1" style:family="paragraph" style:parent-style-name="default">
      <style:text-properties fo:hyphenate="false"/>
    </style:style>
    <style:style style:name="orange2" style:display-name="orange2" style:family="paragraph" style:parent-style-name="default">
      <style:text-properties fo:hyphenate="false"/>
    </style:style>
    <style:style style:name="orange3" style:display-name="orange3" style:family="paragraph" style:parent-style-name="default">
      <style:text-properties fo:hyphenate="false"/>
    </style:style>
    <style:style style:name="turquise1" style:display-name="turquise1" style:family="paragraph" style:parent-style-name="default">
      <style:text-properties fo:hyphenate="false"/>
    </style:style>
    <style:style style:name="turquise2" style:display-name="turquise2" style:family="paragraph" style:parent-style-name="default">
      <style:text-properties fo:hyphenate="false"/>
    </style:style>
    <style:style style:name="turquise3" style:display-name="turquise3" style:family="paragraph" style:parent-style-name="default">
      <style:text-properties fo:hyphenate="false"/>
    </style:style>
    <style:style style:name="blue1" style:display-name="blue1" style:family="paragraph" style:parent-style-name="default">
      <style:text-properties fo:hyphenate="false"/>
    </style:style>
    <style:style style:name="blue2" style:display-name="blue2" style:family="paragraph" style:parent-style-name="default">
      <style:text-properties fo:hyphenate="false"/>
    </style:style>
    <style:style style:name="blue3" style:display-name="blue3" style:family="paragraph" style:parent-style-name="default">
      <style:text-properties fo:hyphenate="false"/>
    </style:style>
    <style:style style:name="sun1" style:display-name="sun1" style:family="paragraph" style:parent-style-name="default">
      <style:text-properties fo:hyphenate="false"/>
    </style:style>
    <style:style style:name="sun2" style:display-name="sun2" style:family="paragraph" style:parent-style-name="default">
      <style:text-properties fo:hyphenate="false"/>
    </style:style>
    <style:style style:name="sun3" style:display-name="sun3" style:family="paragraph" style:parent-style-name="default">
      <style:text-properties fo:hyphenate="false"/>
    </style:style>
    <style:style style:name="earth1" style:display-name="earth1" style:family="paragraph" style:parent-style-name="default">
      <style:text-properties fo:hyphenate="false"/>
    </style:style>
    <style:style style:name="earth2" style:display-name="earth2" style:family="paragraph" style:parent-style-name="default">
      <style:text-properties fo:hyphenate="false"/>
    </style:style>
    <style:style style:name="earth3" style:display-name="earth3" style:family="paragraph" style:parent-style-name="default">
      <style:text-properties fo:hyphenate="false"/>
    </style:style>
    <style:style style:name="green1" style:display-name="green1" style:family="paragraph" style:parent-style-name="default">
      <style:text-properties fo:hyphenate="false"/>
    </style:style>
    <style:style style:name="green2" style:display-name="green2" style:family="paragraph" style:parent-style-name="default">
      <style:text-properties fo:hyphenate="false"/>
    </style:style>
    <style:style style:name="green3" style:display-name="green3" style:family="paragraph" style:parent-style-name="default">
      <style:text-properties fo:hyphenate="false"/>
    </style:style>
    <style:style style:name="seetang1" style:display-name="seetang1" style:family="paragraph" style:parent-style-name="default">
      <style:text-properties fo:hyphenate="false"/>
    </style:style>
    <style:style style:name="seetang2" style:display-name="seetang2" style:family="paragraph" style:parent-style-name="default">
      <style:text-properties fo:hyphenate="false"/>
    </style:style>
    <style:style style:name="seetang3" style:display-name="seetang3" style:family="paragraph" style:parent-style-name="default">
      <style:text-properties fo:hyphenate="false"/>
    </style:style>
    <style:style style:name="lightblue1" style:display-name="lightblue1" style:family="paragraph" style:parent-style-name="default">
      <style:text-properties fo:hyphenate="false"/>
    </style:style>
    <style:style style:name="lightblue2" style:display-name="lightblue2" style:family="paragraph" style:parent-style-name="default">
      <style:text-properties fo:hyphenate="false"/>
    </style:style>
    <style:style style:name="lightblue3" style:display-name="lightblue3" style:family="paragraph" style:parent-style-name="default">
      <style:text-properties fo:hyphenate="false"/>
    </style:style>
    <style:style style:name="yellow1" style:display-name="yellow1" style:family="paragraph" style:parent-style-name="default">
      <style:text-properties fo:hyphenate="false"/>
    </style:style>
    <style:style style:name="yellow2" style:display-name="yellow2" style:family="paragraph" style:parent-style-name="default">
      <style:text-properties fo:hyphenate="false"/>
    </style:style>
    <style:style style:name="yellow3" style:display-name="yellow3" style:family="paragraph" style:parent-style-name="default">
      <style:text-properties fo:hyphenate="false"/>
    </style:style>
    <style:style style:name="WW-Titre" style:display-name="WW-Titre" style:family="paragraph">
      <style:paragraph-properties style:text-autospace="none" fo:text-align="center" fo:line-height="95%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ucida Sans Unicode" style:font-name-asian="Lucida Sans Unicode" style:font-name-complex="Lucida Sans Unicode" fo:color="#000000" fo:font-size="44pt" style:font-size-asian="44pt" style:font-size-complex="44pt" fo:hyphenate="false"/>
    </style:style>
    <style:style style:name="Sous-titre" style:display-name="Sous-titr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Objetsdarrière-plan" style:display-name="Objets d'arrière-plan" style:family="paragraph">
      <style:paragraph-properties style:text-autospace="none" fo:line-height="95%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ucida Sans Unicode" style:font-name-asian="Lucida Sans Unicode" style:font-name-complex="Lucida Sans Unicode" fo:color="#000000" fo:font-size="24pt" style:font-size-asian="24pt" style:font-size-complex="24pt" fo:hyphenate="false"/>
    </style:style>
    <style:style style:name="Arrière-plan" style:display-name="Arrière-plan" style:family="paragraph">
      <style:paragraph-properties style:text-autospace="none" fo:text-align="center"/>
      <style:text-properties fo:hyphenate="false"/>
    </style:style>
    <style:style style:name="Notes" style:display-name="Notes" style:family="paragraph">
      <style:paragraph-properties style:text-autospace="none" fo:margin-top="0.0625in" style:line-height-at-least="0.1388in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ohit Hindi" style:font-name-asian="Lohit Hindi" style:font-name-complex="Lohit Hindi" fo:color="#000000" fo:hyphenate="false"/>
    </style:style>
    <style:style style:name="Plan1" style:display-name="Plan 1" style:family="paragraph">
      <style:paragraph-properties style:text-autospace="none" fo:margin-bottom="0.1979in" fo:line-height="95%" fo:margin-left="0.375in" fo:text-indent="-0.375in">
        <style:tab-stops>
          <style:tab-stop style:type="left" style:position="0in"/>
          <style:tab-stop style:type="left" style:position="0.1159in"/>
          <style:tab-stop style:type="left" style:position="0.6076in"/>
          <style:tab-stop style:type="left" style:position="1.0986in"/>
          <style:tab-stop style:type="left" style:position="1.5902in"/>
          <style:tab-stop style:type="left" style:position="2.0812in"/>
          <style:tab-stop style:type="left" style:position="2.5729in"/>
          <style:tab-stop style:type="left" style:position="3.0638in"/>
          <style:tab-stop style:type="left" style:position="3.5555in"/>
          <style:tab-stop style:type="left" style:position="4.0465in"/>
          <style:tab-stop style:type="left" style:position="4.5381in"/>
          <style:tab-stop style:type="left" style:position="5.0291in"/>
          <style:tab-stop style:type="left" style:position="5.5201in"/>
          <style:tab-stop style:type="left" style:position="6.0118in"/>
          <style:tab-stop style:type="left" style:position="6.5034in"/>
          <style:tab-stop style:type="left" style:position="6.9944in"/>
          <style:tab-stop style:type="left" style:position="7.4861in"/>
          <style:tab-stop style:type="left" style:position="7.977in"/>
          <style:tab-stop style:type="left" style:position="8.4687in"/>
          <style:tab-stop style:type="left" style:position="8.9597in"/>
          <style:tab-stop style:type="left" style:position="9.4513in"/>
        </style:tab-stops>
      </style:paragraph-properties>
      <style:text-properties style:font-name="Lucida Sans Unicode" style:font-name-asian="Lucida Sans Unicode" style:font-name-complex="Lucida Sans Unicode" fo:color="#000000" fo:font-size="32pt" style:font-size-asian="32pt" style:font-size-complex="32pt" fo:hyphenate="false"/>
    </style:style>
    <style:style style:name="Plan2" style:display-name="Plan 2" style:family="paragraph" style:parent-style-name="Plan1">
      <style:paragraph-properties fo:margin-bottom="0.1576in" fo:margin-left="0.8125in" fo:text-indent="-0.3125in">
        <style:tab-stops>
          <style:tab-stop style:type="left" style:position="-0.8125in"/>
          <style:tab-stop style:type="left" style:position="-0.6423in"/>
          <style:tab-stop style:type="left" style:position="-0.1513in"/>
          <style:tab-stop style:type="left" style:position="0in"/>
          <style:tab-stop style:type="left" style:position="0.3402in"/>
          <style:tab-stop style:type="left" style:position="0.8312in"/>
          <style:tab-stop style:type="left" style:position="1.3222in"/>
          <style:tab-stop style:type="left" style:position="1.8138in"/>
          <style:tab-stop style:type="left" style:position="2.3055in"/>
          <style:tab-stop style:type="left" style:position="2.7965in"/>
          <style:tab-stop style:type="left" style:position="3.2881in"/>
          <style:tab-stop style:type="left" style:position="3.7791in"/>
          <style:tab-stop style:type="left" style:position="4.2708in"/>
          <style:tab-stop style:type="left" style:position="4.7618in"/>
          <style:tab-stop style:type="left" style:position="5.2534in"/>
          <style:tab-stop style:type="left" style:position="5.7444in"/>
          <style:tab-stop style:type="left" style:position="6.2361in"/>
          <style:tab-stop style:type="left" style:position="6.727in"/>
          <style:tab-stop style:type="left" style:position="7.2187in"/>
          <style:tab-stop style:type="left" style:position="7.7097in"/>
          <style:tab-stop style:type="left" style:position="8.2013in"/>
          <style:tab-stop style:type="left" style:position="8.6923in"/>
        </style:tab-stops>
      </style:paragraph-properties>
      <style:text-properties fo:font-size="28pt" style:font-size-asian="28pt" style:font-size-complex="28pt" fo:hyphenate="false"/>
    </style:style>
    <style:style style:name="Plan3" style:display-name="Plan 3" style:family="paragraph" style:parent-style-name="Plan2">
      <style:paragraph-properties fo:margin-bottom="0.118in" fo:margin-left="1.25in" fo:text-indent="-0.25in">
        <style:tab-stops>
          <style:tab-stop style:type="left" style:position="-1.25in"/>
          <style:tab-stop style:type="left" style:position="-1.0263in"/>
          <style:tab-stop style:type="left" style:position="-0.5347in"/>
          <style:tab-stop style:type="left" style:position="-0.0437in"/>
          <style:tab-stop style:type="left" style:position="0in"/>
          <style:tab-stop style:type="left" style:position="0.4479in"/>
          <style:tab-stop style:type="left" style:position="0.9388in"/>
          <style:tab-stop style:type="left" style:position="1.4305in"/>
          <style:tab-stop style:type="left" style:position="1.9215in"/>
          <style:tab-stop style:type="left" style:position="2.4131in"/>
          <style:tab-stop style:type="left" style:position="2.9041in"/>
          <style:tab-stop style:type="left" style:position="3.3958in"/>
          <style:tab-stop style:type="left" style:position="3.8868in"/>
          <style:tab-stop style:type="left" style:position="4.3784in"/>
          <style:tab-stop style:type="left" style:position="4.8694in"/>
          <style:tab-stop style:type="left" style:position="5.3611in"/>
          <style:tab-stop style:type="left" style:position="5.852in"/>
          <style:tab-stop style:type="left" style:position="6.3437in"/>
          <style:tab-stop style:type="left" style:position="6.8347in"/>
          <style:tab-stop style:type="left" style:position="7.3263in"/>
          <style:tab-stop style:type="left" style:position="7.8173in"/>
          <style:tab-stop style:type="left" style:position="8.3083in"/>
        </style:tab-stops>
      </style:paragraph-properties>
      <style:text-properties fo:font-size="24pt" style:font-size-asian="24pt" style:font-size-complex="24pt" fo:hyphenate="false"/>
    </style:style>
    <style:style style:name="Plan4" style:display-name="Plan 4" style:family="paragraph" style:parent-style-name="Plan3">
      <style:paragraph-properties fo:margin-bottom="0.0798in" fo:margin-left="1.75in">
        <style:tab-stops>
          <style:tab-stop style:type="left" style:position="-1.75in"/>
          <style:tab-stop style:type="left" style:position="-1.5347in"/>
          <style:tab-stop style:type="left" style:position="-1.0437in"/>
          <style:tab-stop style:type="left" style:position="-0.552in"/>
          <style:tab-stop style:type="left" style:position="-0.0611in"/>
          <style:tab-stop style:type="left" style:position="0in"/>
          <style:tab-stop style:type="left" style:position="0.4305in"/>
          <style:tab-stop style:type="left" style:position="0.9215in"/>
          <style:tab-stop style:type="left" style:position="1.4131in"/>
          <style:tab-stop style:type="left" style:position="1.9041in"/>
          <style:tab-stop style:type="left" style:position="2.3958in"/>
          <style:tab-stop style:type="left" style:position="2.8868in"/>
          <style:tab-stop style:type="left" style:position="3.3784in"/>
          <style:tab-stop style:type="left" style:position="3.8694in"/>
          <style:tab-stop style:type="left" style:position="4.3611in"/>
          <style:tab-stop style:type="left" style:position="4.852in"/>
          <style:tab-stop style:type="left" style:position="5.3437in"/>
          <style:tab-stop style:type="left" style:position="5.8347in"/>
          <style:tab-stop style:type="left" style:position="6.3263in"/>
          <style:tab-stop style:type="left" style:position="6.8173in"/>
          <style:tab-stop style:type="left" style:position="7.3083in"/>
          <style:tab-stop style:type="left" style:position="7.8in"/>
        </style:tab-stops>
      </style:paragraph-properties>
      <style:text-properties fo:font-size="20pt" style:font-size-asian="20pt" style:font-size-complex="20pt" fo:hyphenate="false"/>
    </style:style>
    <style:style style:name="Plan5" style:display-name="Plan 5" style:family="paragraph" style:parent-style-name="Plan4">
      <style:paragraph-properties fo:margin-bottom="0.0395in" fo:margin-left="2.25in">
        <style:tab-stops>
          <style:tab-stop style:type="left" style:position="-2.25in"/>
          <style:tab-stop style:type="left" style:position="-2.0437in"/>
          <style:tab-stop style:type="left" style:position="-1.552in"/>
          <style:tab-stop style:type="left" style:position="-1.0611in"/>
          <style:tab-stop style:type="left" style:position="-0.5694in"/>
          <style:tab-stop style:type="left" style:position="-0.0784in"/>
          <style:tab-stop style:type="left" style:position="0in"/>
          <style:tab-stop style:type="left" style:position="0.4131in"/>
          <style:tab-stop style:type="left" style:position="0.9041in"/>
          <style:tab-stop style:type="left" style:position="1.3958in"/>
          <style:tab-stop style:type="left" style:position="1.8868in"/>
          <style:tab-stop style:type="left" style:position="2.3784in"/>
          <style:tab-stop style:type="left" style:position="2.8694in"/>
          <style:tab-stop style:type="left" style:position="3.3611in"/>
          <style:tab-stop style:type="left" style:position="3.852in"/>
          <style:tab-stop style:type="left" style:position="4.3437in"/>
          <style:tab-stop style:type="left" style:position="4.8347in"/>
          <style:tab-stop style:type="left" style:position="5.3263in"/>
          <style:tab-stop style:type="left" style:position="5.8173in"/>
          <style:tab-stop style:type="left" style:position="6.3083in"/>
          <style:tab-stop style:type="left" style:position="6.8in"/>
          <style:tab-stop style:type="left" style:position="7.2916in"/>
        </style:tab-stops>
      </style:paragraph-properties>
      <style:text-properties fo:hyphenate="false"/>
    </style:style>
    <style:style style:name="Plan6" style:display-name="Plan 6" style:family="paragraph" style:parent-style-name="Plan5">
      <style:text-properties fo:hyphenate="false"/>
    </style:style>
    <style:style style:name="Plan7" style:display-name="Plan 7" style:family="paragraph" style:parent-style-name="Plan6">
      <style:text-properties fo:hyphenate="false"/>
    </style:style>
    <style:style style:name="Plan8" style:display-name="Plan 8" style:family="paragraph" style:parent-style-name="Plan7">
      <style:text-properties fo:hyphenate="false"/>
    </style:style>
    <style:style style:name="Plan9" style:display-name="Plan 9" style:family="paragraph" style:parent-style-name="Plan8">
      <style:text-properties fo:hyphenate="false"/>
    </style:style>
    <style:style style:name="Titre1LTGliederung1" style:display-name="Titre1~LT~Gliederung 1" style:family="paragraph">
      <style:paragraph-properties style:text-autospace="none" fo:margin-top="0.1111in" style:line-height-at-least="0.1388in" fo:margin-left="0.375in" fo:text-indent="-0.375in">
        <style:tab-stops>
          <style:tab-stop style:type="left" style:position="0in"/>
          <style:tab-stop style:type="left" style:position="0.1159in"/>
          <style:tab-stop style:type="left" style:position="0.6076in"/>
          <style:tab-stop style:type="left" style:position="1.0986in"/>
          <style:tab-stop style:type="left" style:position="1.5902in"/>
          <style:tab-stop style:type="left" style:position="2.0812in"/>
          <style:tab-stop style:type="left" style:position="2.5729in"/>
          <style:tab-stop style:type="left" style:position="3.0638in"/>
          <style:tab-stop style:type="left" style:position="3.5555in"/>
          <style:tab-stop style:type="left" style:position="4.0465in"/>
          <style:tab-stop style:type="left" style:position="4.5381in"/>
          <style:tab-stop style:type="left" style:position="5.0291in"/>
          <style:tab-stop style:type="left" style:position="5.5201in"/>
          <style:tab-stop style:type="left" style:position="6.0118in"/>
          <style:tab-stop style:type="left" style:position="6.5034in"/>
          <style:tab-stop style:type="left" style:position="6.9944in"/>
          <style:tab-stop style:type="left" style:position="7.4861in"/>
          <style:tab-stop style:type="left" style:position="7.977in"/>
          <style:tab-stop style:type="left" style:position="8.4687in"/>
          <style:tab-stop style:type="left" style:position="8.9597in"/>
          <style:tab-stop style:type="left" style:position="9.4513in"/>
        </style:tab-stops>
      </style:paragraph-properties>
      <style:text-properties style:font-name="DejaVu Sans" fo:color="#000000" fo:font-size="32pt" style:font-size-asian="32pt" style:font-size-complex="32pt" fo:hyphenate="false"/>
    </style:style>
    <style:style style:name="Titre1LTGliederung2" style:display-name="Titre1~LT~Gliederung 2" style:family="paragraph" style:parent-style-name="Titre1LTGliederung1">
      <style:paragraph-properties fo:margin-top="0.0965in" fo:margin-left="0.8125in" fo:text-indent="-0.3125in">
        <style:tab-stops>
          <style:tab-stop style:type="left" style:position="-0.8125in"/>
          <style:tab-stop style:type="left" style:position="-0.6423in"/>
          <style:tab-stop style:type="left" style:position="-0.1513in"/>
          <style:tab-stop style:type="left" style:position="0in"/>
          <style:tab-stop style:type="left" style:position="0.3402in"/>
          <style:tab-stop style:type="left" style:position="0.8312in"/>
          <style:tab-stop style:type="left" style:position="1.3222in"/>
          <style:tab-stop style:type="left" style:position="1.8138in"/>
          <style:tab-stop style:type="left" style:position="2.3055in"/>
          <style:tab-stop style:type="left" style:position="2.7965in"/>
          <style:tab-stop style:type="left" style:position="3.2881in"/>
          <style:tab-stop style:type="left" style:position="3.7791in"/>
          <style:tab-stop style:type="left" style:position="4.2708in"/>
          <style:tab-stop style:type="left" style:position="4.7618in"/>
          <style:tab-stop style:type="left" style:position="5.2534in"/>
          <style:tab-stop style:type="left" style:position="5.7444in"/>
          <style:tab-stop style:type="left" style:position="6.2361in"/>
          <style:tab-stop style:type="left" style:position="6.727in"/>
          <style:tab-stop style:type="left" style:position="7.2187in"/>
          <style:tab-stop style:type="left" style:position="7.7097in"/>
          <style:tab-stop style:type="left" style:position="8.2013in"/>
          <style:tab-stop style:type="left" style:position="8.6923in"/>
        </style:tab-stops>
      </style:paragraph-properties>
      <style:text-properties fo:font-size="28pt" style:font-size-asian="28pt" style:font-size-complex="28pt" fo:hyphenate="false"/>
    </style:style>
    <style:style style:name="Titre1LTGliederung3" style:display-name="Titre1~LT~Gliederung 3" style:family="paragraph" style:parent-style-name="Titre1LTGliederung2">
      <style:paragraph-properties fo:margin-top="0.0833in" fo:margin-left="1.25in" fo:text-indent="-0.25in">
        <style:tab-stops>
          <style:tab-stop style:type="left" style:position="-1.25in"/>
          <style:tab-stop style:type="left" style:position="-1.0263in"/>
          <style:tab-stop style:type="left" style:position="-0.5347in"/>
          <style:tab-stop style:type="left" style:position="-0.0437in"/>
          <style:tab-stop style:type="left" style:position="0in"/>
          <style:tab-stop style:type="left" style:position="0.4479in"/>
          <style:tab-stop style:type="left" style:position="0.9388in"/>
          <style:tab-stop style:type="left" style:position="1.4305in"/>
          <style:tab-stop style:type="left" style:position="1.9215in"/>
          <style:tab-stop style:type="left" style:position="2.4131in"/>
          <style:tab-stop style:type="left" style:position="2.9041in"/>
          <style:tab-stop style:type="left" style:position="3.3958in"/>
          <style:tab-stop style:type="left" style:position="3.8868in"/>
          <style:tab-stop style:type="left" style:position="4.3784in"/>
          <style:tab-stop style:type="left" style:position="4.8694in"/>
          <style:tab-stop style:type="left" style:position="5.3611in"/>
          <style:tab-stop style:type="left" style:position="5.852in"/>
          <style:tab-stop style:type="left" style:position="6.3437in"/>
          <style:tab-stop style:type="left" style:position="6.8347in"/>
          <style:tab-stop style:type="left" style:position="7.3263in"/>
          <style:tab-stop style:type="left" style:position="7.8173in"/>
          <style:tab-stop style:type="left" style:position="8.3083in"/>
        </style:tab-stops>
      </style:paragraph-properties>
      <style:text-properties fo:font-size="24pt" style:font-size-asian="24pt" style:font-size-complex="24pt" fo:hyphenate="false"/>
    </style:style>
    <style:style style:name="Titre1LTGliederung4" style:display-name="Titre1~LT~Gliederung 4" style:family="paragraph" style:parent-style-name="Titre1LTGliederung3">
      <style:paragraph-properties fo:margin-top="0.0694in" fo:margin-left="1.75in">
        <style:tab-stops>
          <style:tab-stop style:type="left" style:position="-1.75in"/>
          <style:tab-stop style:type="left" style:position="-1.5347in"/>
          <style:tab-stop style:type="left" style:position="-1.0437in"/>
          <style:tab-stop style:type="left" style:position="-0.552in"/>
          <style:tab-stop style:type="left" style:position="-0.0611in"/>
          <style:tab-stop style:type="left" style:position="0in"/>
          <style:tab-stop style:type="left" style:position="0.4305in"/>
          <style:tab-stop style:type="left" style:position="0.9215in"/>
          <style:tab-stop style:type="left" style:position="1.4131in"/>
          <style:tab-stop style:type="left" style:position="1.9041in"/>
          <style:tab-stop style:type="left" style:position="2.3958in"/>
          <style:tab-stop style:type="left" style:position="2.8868in"/>
          <style:tab-stop style:type="left" style:position="3.3784in"/>
          <style:tab-stop style:type="left" style:position="3.8694in"/>
          <style:tab-stop style:type="left" style:position="4.3611in"/>
          <style:tab-stop style:type="left" style:position="4.852in"/>
          <style:tab-stop style:type="left" style:position="5.3437in"/>
          <style:tab-stop style:type="left" style:position="5.8347in"/>
          <style:tab-stop style:type="left" style:position="6.3263in"/>
          <style:tab-stop style:type="left" style:position="6.8173in"/>
          <style:tab-stop style:type="left" style:position="7.3083in"/>
          <style:tab-stop style:type="left" style:position="7.8in"/>
        </style:tab-stops>
      </style:paragraph-properties>
      <style:text-properties fo:font-size="20pt" style:font-size-asian="20pt" style:font-size-complex="20pt" fo:hyphenate="false"/>
    </style:style>
    <style:style style:name="Titre1LTGliederung5" style:display-name="Titre1~LT~Gliederung 5" style:family="paragraph" style:parent-style-name="Titre1LTGliederung4">
      <style:paragraph-properties fo:margin-left="2.25in">
        <style:tab-stops>
          <style:tab-stop style:type="left" style:position="-2.25in"/>
          <style:tab-stop style:type="left" style:position="-2.0437in"/>
          <style:tab-stop style:type="left" style:position="-1.552in"/>
          <style:tab-stop style:type="left" style:position="-1.0611in"/>
          <style:tab-stop style:type="left" style:position="-0.5694in"/>
          <style:tab-stop style:type="left" style:position="-0.0784in"/>
          <style:tab-stop style:type="left" style:position="0in"/>
          <style:tab-stop style:type="left" style:position="0.4131in"/>
          <style:tab-stop style:type="left" style:position="0.9041in"/>
          <style:tab-stop style:type="left" style:position="1.3958in"/>
          <style:tab-stop style:type="left" style:position="1.8868in"/>
          <style:tab-stop style:type="left" style:position="2.3784in"/>
          <style:tab-stop style:type="left" style:position="2.8694in"/>
          <style:tab-stop style:type="left" style:position="3.3611in"/>
          <style:tab-stop style:type="left" style:position="3.852in"/>
          <style:tab-stop style:type="left" style:position="4.3437in"/>
          <style:tab-stop style:type="left" style:position="4.8347in"/>
          <style:tab-stop style:type="left" style:position="5.3263in"/>
          <style:tab-stop style:type="left" style:position="5.8173in"/>
          <style:tab-stop style:type="left" style:position="6.3083in"/>
          <style:tab-stop style:type="left" style:position="6.8in"/>
          <style:tab-stop style:type="left" style:position="7.2916in"/>
        </style:tab-stops>
      </style:paragraph-properties>
      <style:text-properties fo:hyphenate="false"/>
    </style:style>
    <style:style style:name="Titre1LTGliederung6" style:display-name="Titre1~LT~Gliederung 6" style:family="paragraph" style:parent-style-name="Titre1LTGliederung5">
      <style:text-properties fo:hyphenate="false"/>
    </style:style>
    <style:style style:name="Titre1LTGliederung7" style:display-name="Titre1~LT~Gliederung 7" style:family="paragraph" style:parent-style-name="Titre1LTGliederung6">
      <style:text-properties fo:hyphenate="false"/>
    </style:style>
    <style:style style:name="Titre1LTGliederung8" style:display-name="Titre1~LT~Gliederung 8" style:family="paragraph" style:parent-style-name="Titre1LTGliederung7">
      <style:text-properties fo:hyphenate="false"/>
    </style:style>
    <style:style style:name="Titre1LTGliederung9" style:display-name="Titre1~LT~Gliederung 9" style:family="paragraph" style:parent-style-name="Titre1LTGliederung8">
      <style:text-properties fo:hyphenate="false"/>
    </style:style>
    <style:style style:name="Titre1LTTitel" style:display-name="Titre1~LT~Titel" style:family="paragraph">
      <style:paragraph-properties style:text-autospace="none" fo:text-align="center" style:line-height-at-least="0.1388in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DejaVu Sans" fo:color="#000000" fo:font-size="44pt" style:font-size-asian="44pt" style:font-size-complex="44pt" fo:hyphenate="false"/>
    </style:style>
    <style:style style:name="Titre1LTUntertitel" style:display-name="Titre1~LT~Untertitel" style:family="paragraph">
      <style:paragraph-properties style:text-autospace="none" fo:text-align="center" fo:margin-top="0.1111in" style:line-height-at-least="0.1388in" fo:margin-left="0.375in" fo:text-indent="-0.375in">
        <style:tab-stops>
          <style:tab-stop style:type="left" style:position="0in"/>
          <style:tab-stop style:type="left" style:position="0.1159in"/>
          <style:tab-stop style:type="left" style:position="0.6076in"/>
          <style:tab-stop style:type="left" style:position="1.0986in"/>
          <style:tab-stop style:type="left" style:position="1.5902in"/>
          <style:tab-stop style:type="left" style:position="2.0812in"/>
          <style:tab-stop style:type="left" style:position="2.5729in"/>
          <style:tab-stop style:type="left" style:position="3.0638in"/>
          <style:tab-stop style:type="left" style:position="3.5555in"/>
          <style:tab-stop style:type="left" style:position="4.0465in"/>
          <style:tab-stop style:type="left" style:position="4.5381in"/>
          <style:tab-stop style:type="left" style:position="5.0291in"/>
          <style:tab-stop style:type="left" style:position="5.5201in"/>
          <style:tab-stop style:type="left" style:position="6.0118in"/>
          <style:tab-stop style:type="left" style:position="6.5034in"/>
          <style:tab-stop style:type="left" style:position="6.9944in"/>
          <style:tab-stop style:type="left" style:position="7.4861in"/>
          <style:tab-stop style:type="left" style:position="7.977in"/>
          <style:tab-stop style:type="left" style:position="8.4687in"/>
          <style:tab-stop style:type="left" style:position="8.9597in"/>
          <style:tab-stop style:type="left" style:position="9.4513in"/>
        </style:tab-stops>
      </style:paragraph-properties>
      <style:text-properties style:font-name="DejaVu Sans" fo:color="#000000" fo:font-size="32pt" style:font-size-asian="32pt" style:font-size-complex="32pt" fo:hyphenate="false"/>
    </style:style>
    <style:style style:name="Titre1LTNotizen" style:display-name="Titre1~LT~Notizen" style:family="paragraph">
      <style:paragraph-properties style:text-autospace="none" fo:margin-top="0.0625in" style:line-height-at-least="0.1388in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ohit Hindi" style:font-name-asian="Lohit Hindi" style:font-name-complex="Lohit Hindi" fo:color="#000000" fo:hyphenate="false"/>
    </style:style>
    <style:style style:name="Titre1LTHintergrundobjekte" style:display-name="Titre1~LT~Hintergrundobjekte" style:family="paragraph">
      <style:paragraph-properties style:text-autospace="none"/>
      <style:text-properties fo:hyphenate="false"/>
    </style:style>
    <style:style style:name="Titre1LTHintergrund" style:display-name="Titre1~LT~Hintergrund" style:family="paragraph">
      <style:paragraph-properties style:text-autospace="none" fo:text-align="center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vid THIBAU</meta:initial-creator>
    <dc:creator>Administrateur</dc:creator>
    <meta:creation-date>2012-05-24T16:26:00Z</meta:creation-date>
    <dc:date>2020-03-18T07:21:00Z</dc:date>
    <meta:template xlink:href="Normal" xlink:type="simple"/>
    <meta:editing-cycles>22</meta:editing-cycles>
    <meta:editing-duration>PT10080S</meta:editing-duration>
    <meta:document-statistic meta:page-count="3" meta:paragraph-count="5" meta:word-count="430" meta:character-count="2796" meta:row-count="19" meta:non-whitespace-character-count="2371"/>
  </office:meta>
</office:document-meta>
</file>